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rtalManagerImpl.prepare( PortalManagerAspectPrepareContext context , PortalService 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rtalManagerImpl.dispo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ortalManagerImpl.proc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ortalManagerImpl.service( ServiceManager serviceManag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ortalManagerImpl.render( PortalManagerAspectRenderContext context , PortalService service , ContentHandler ch , Parameters parameter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PortalManagerImpl.showPortal( ContentHandler contentHandler , Parameters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ortalManagerImpl.contextualize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alManagerImpl.configure( Configuration con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